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792cm" fo:break-before="auto" style:use-optimal-row-height="true"/>
    </style:style>
    <style:style style:name="ro10" style:family="table-row">
      <style:table-row-properties style:row-height="0.868cm" fo:break-before="auto" style:use-optimal-row-height="true"/>
    </style:style>
    <style:style style:name="ro11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24pt" fo:language="en" fo:country="US" style:font-name-asian="Times New Roman" style:font-size-asian="24pt" style:language-asian="en" style:country-asian="US" style:font-name-complex="Tahoma1" style:font-size-complex="13.6000003814697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1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1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1" style:font-size-complex="1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4" style:family="table-cell" style:parent-style-name="Default">
      <style:text-properties style:font-name="F" fo:font-size="18pt" fo:language="en" fo:country="US" style:font-size-asian="18pt" style:font-name-complex="Arial" style:font-size-complex="18pt" style:language-complex="en" style:country-complex="US"/>
    </style:style>
    <style:style style:name="ce25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T1" style:family="text">
      <style:text-properties style:font-name="F"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style:font-name="F"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08T13:32:30.26">
            <text:p>2021/3/8 13:32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08">
            <text:p>3月8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/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/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/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3:32:30.27">
            <text:p>0308 <text:s/>1332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3:32:30.27">
            <text:p>0308 <text:s/>1332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/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/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/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/>
          <table:table-cell table:style-name="ce7" office:value-type="date" office:date-value="2021-03-08T12:33:59.68">
            <text:p>0308 <text:s/>1234</text:p>
          </table:table-cell>
          <table:table-cell table:style-name="ce7"/>
          <table:table-cell/>
          <table:table-cell table:style-name="ce10" office:value-type="date" office:date-value="2021-03-08T12:34:01.16">
            <text:p>0308-1234</text:p>
          </table:table-cell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6"/>
          <table:table-cell table:style-name="ce3" table:number-columns-repeated="2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style-name="ce3" table:number-columns-repeated="4"/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08T13:32:30.28">
            <text:p>0308 <text:s/>1332</text:p>
          </table:table-cell>
          <table:table-cell table:style-name="ce8" table:formula="of:=NOW()" office:value-type="date" office:date-value="2021-03-08T13:32:30.28">
            <text:p>0308 <text:s/>1332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شنبه بود</text:p>
          </table:table-cell>
          <table:table-cell table:style-name="ce13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5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3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3:32:30.35">
            <text:p>0308 <text:s/>1332</text:p>
          </table:table-cell>
          <table:table-cell table:style-name="ce19" table:formula="of:=NOW()" office:value-type="date" office:date-value="2021-03-08T13:32:30.35">
            <text:p>0308 <text:s/>13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I went to the park in the evening.</text:p>
          </table:table-cell>
          <table:table-cell table:style-name="ce25" office:value-type="string">
            <text:p><text:span text:style-name="T1">ذهبت إلى الحديقة في المساء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1" office:value-type="string">
            <text:p>there are two cats in the park.</text:p>
          </table:table-cell>
          <table:table-cell table:style-name="ce25" office:value-type="string">
            <text:p><text:span text:style-name="T1">هناك قطتان في الحديقة</text:span><text:span text:style-name="T2">.</text:span>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22" office:value-type="string">
            <text:p>I ride bicycle to the park.</text:p>
          </table:table-cell>
          <table:table-cell table:style-name="ce26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3:32:30.42">
            <text:p>0308 <text:s/>1332</text:p>
          </table:table-cell>
          <table:table-cell table:style-name="ce19" table:formula="of:=NOW()" office:value-type="date" office:date-value="2021-03-08T13:32:30.42">
            <text:p>0308 <text:s/>13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4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3:32:30.5">
            <text:p>0308 <text:s/>1332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8.56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8.56">
            <text:p>0308 <text:s/>1332</text:p>
          </table:table-cell>
          <table:table-cell table:number-columns-repeated="1014"/>
        </table:table-row>
        <table:table-row table:style-name="ro9">
          <table:table-cell table:style-name="ce28"/>
          <table:table-cell table:style-name="ce29"/>
          <table:table-cell table:style-name="ce13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08T13:32:30.5">
            <text:p>0308 <text:s/>1332</text:p>
          </table:table-cell>
          <table:table-cell table:number-columns-repeated="1014"/>
        </table:table-row>
        <table:table-row table:style-name="ro11">
          <table:table-cell table:style-name="ce13"/>
          <table:table-cell table:style-name="ce29" office:value-type="string">
            <text:p>вчера я кача'л нога'ми одну' за друго'й.</text:p>
          </table:table-cell>
          <table:table-cell table:style-name="ce13" office:value-type="string">
            <text:p>yesterday, i swung my legs, one by one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3:32:30.5">
            <text:p>0308 <text:s/>1332</text:p>
          </table:table-cell>
          <table:table-cell table:number-columns-repeated="1014"/>
        </table:table-row>
        <table:table-row table:style-name="ro11">
          <table:table-cell table:style-name="ce13"/>
          <table:table-cell table:style-name="ce29" office:value-type="string">
            <text:p>я занимаюсь гимнасти'кой.</text:p>
          </table:table-cell>
          <table:table-cell table:style-name="ce13" office:value-type="string">
            <text:p>i do gymnastics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8T13:32:30.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8.5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72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2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2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2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25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27.25">
            <text:p>0308 <text:s/>13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3:32:27.24">
            <text:p>0308 <text:s/>1332</text:p>
          </table:table-cell>
          <table:table-cell table:style-name="ce19" table:formula="of:=NOW()" office:value-type="date" office:date-value="2021-03-08T13:32:30.5">
            <text:p>0308 <text:s/>13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3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although I like curry, I do not eat it every day.</text:p>
          </table:table-cell>
          <table:table-cell table:style-name="ce29" office:value-type="string">
            <text:p>althou A, B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28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8T13:32:30.57">
            <text:p>0308 <text:s/>1332</text:p>
          </table:table-cell>
          <table:table-cell table:style-name="ce19" table:formula="of:=NOW()" office:value-type="date" office:date-value="2021-03-08T13:32:30.57">
            <text:p>0308 <text:s/>1332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2021/03/08</text:date>, <text:time>13:3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8T13:32:30.06</dc:date>
    <dc:creator>iwabuchi ken</dc:creator>
    <meta:editing-duration>PT2H49M31S</meta:editing-duration>
    <meta:editing-cycles>26</meta:editing-cycles>
    <meta:generator>OpenOffice/4.1.3$Win32 OpenOffice.org_project/413m1$Build-9783</meta:generator>
    <meta:document-statistic meta:table-count="5" meta:cell-count="352" meta:object-count="0"/>
  </office:meta>
</office:document-meta>
</file>